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ltimore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ffalo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olina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ncinnati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llas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troit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sonvil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nsas City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ami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nnesota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 England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w Orleans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 Diego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 Louis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mpa Bay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shington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